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0.508cm" svg:height="1.016cm" svg:x="0.108cm" svg:y="0.608cm">
          <text:p text:style-name="P1"><text:span text:style-name="T1">T</text:span></text:p>
        </draw:rect>
        <draw:rect draw:style-name="gr2" draw:text-style-name="P2" draw:layer="layout" svg:width="2.432cm" svg:height="1.016cm" svg:x="0.616cm" svg:y="0.608cm">
          <text:p text:style-name="P1"><text:span text:style-name="T1">ms</text:span></text:p>
        </draw:rect>
        <draw:rect draw:style-name="gr1" draw:text-style-name="P2" draw:layer="layout" svg:width="7.62cm" svg:height="1.016cm" svg:x="3.056cm" svg:y="0.608cm">
          <text:p text:style-name="P1"><text:span text:style-name="T1">ORG</text:span></text:p>
        </draw:rect>
        <draw:line draw:style-name="gr3" draw:text-style-name="P3" draw:layer="layout" svg:x1="5.596cm" svg:y1="1.624cm" svg:x2="5.596cm" svg:y2="1.116cm">
          <text:p/>
        </draw:line>
        <draw:line draw:style-name="gr3" draw:text-style-name="P3" draw:layer="layout" svg:x1="8.136cm" svg:y1="1.616cm" svg:x2="8.136cm" svg:y2="1.108cm">
          <text:p/>
        </draw:line>
        <draw:frame draw:style-name="gr4" draw:text-style-name="P5" draw:layer="layout" svg:width="0.739cm" svg:height="0.725cm" svg:x="0cm" svg:y="-0.017cm">
          <draw:text-box>
            <text:p text:style-name="P4"><text:span text:style-name="T1">1</text:span></text:p>
          </draw:text-box>
        </draw:frame>
        <draw:frame draw:style-name="gr4" draw:text-style-name="P5" draw:layer="layout" svg:width="3.059cm" svg:height="0.729cm" svg:x="1.401cm" svg:y="-0.016cm">
          <draw:text-box>
            <text:p text:style-name="P4"><text:span text:style-name="T1">7 <text:s text:c="13"/></text:span><text:span text:style-name="T2">bits</text:span></text:p>
          </draw:text-box>
        </draw:frame>
        <draw:frame draw:style-name="gr4" draw:text-style-name="P5" draw:layer="layout" svg:width="0.976cm" svg:height="0.725cm" svg:x="6.302cm" svg:y="-0.015cm">
          <draw:text-box>
            <text:p text:style-name="P4"><text:span text:style-name="T1">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795cm" fo:page-height="1.9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3-01T23:15:24</meta:creation-date>
    <dc:creator>Pawel Gburzynski</dc:creator>
    <dc:date>2007-08-09T21:54:08</dc:date>
    <dc:language>en-US</dc:language>
    <meta:editing-cycles>7</meta:editing-cycles>
    <meta:editing-duration>PT32M25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